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9.001cm" style:page-number="auto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eam7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eam7.A" style:family="table-column">
      <style:table-column-properties style:column-width="2.011cm" style:rel-column-width="6935*"/>
    </style:style>
    <style:style style:name="Team7.B" style:family="table-column">
      <style:table-column-properties style:column-width="1.879cm" style:rel-column-width="6479*"/>
    </style:style>
    <style:style style:name="Team7.C" style:family="table-column">
      <style:table-column-properties style:column-width="15.111cm" style:rel-column-width="52121*"/>
    </style:style>
    <style:style style:name="Team7.1" style:family="table-row">
      <style:table-row-properties fo:background-color="#faa61a" fo:keep-together="auto">
        <style:background-image/>
      </style:table-row-properties>
    </style:style>
    <style:style style:name="Team7.A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eam7.2" style:family="table-row">
      <style:table-row-properties fo:keep-together="auto"/>
    </style:style>
    <style:style style:name="Team7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eam7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eam7.3" style:family="table-row">
      <style:table-row-properties fo:background-color="#eeeeee" fo:keep-together="auto">
        <style:background-image/>
      </style:table-row-properties>
    </style:style>
    <style:style style:name="Team7.4" style:family="table-row">
      <style:table-row-properties fo:keep-together="auto"/>
    </style:style>
    <style:style style:name="Changelog" style:family="table" style:master-page-name="">
      <style:table-properties style:width="19.001cm" style:page-number="auto" fo:break-before="auto" fo:break-after="auto" table:align="margins" style:shadow="none" fo:keep-with-next="auto" style:may-break-between-rows="true" table:border-model="collapsing"/>
    </style:style>
    <style:style style:name="Changelog.A" style:family="table-column">
      <style:table-column-properties style:column-width="2.896cm" style:rel-column-width="9988*"/>
    </style:style>
    <style:style style:name="Changelog.B" style:family="table-column">
      <style:table-column-properties style:column-width="2.925cm" style:rel-column-width="10090*"/>
    </style:style>
    <style:style style:name="Changelog.C" style:family="table-column">
      <style:table-column-properties style:column-width="13.18cm" style:rel-column-width="45457*"/>
    </style:style>
    <style:style style:name="Changelog.1" style:family="table-row">
      <style:table-row-properties fo:background-color="#f79e10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4" style:family="table-row">
      <style:table-row-properties fo:keep-together="auto"/>
    </style:style>
    <style:style style:name="Changelog.6" style:family="table-row">
      <style:table-row-properties fo:background-color="transparent" fo:keep-together="auto">
        <style:background-image/>
      </style:table-row-properties>
    </style:style>
    <style:style style:name="Naming_5f_convention" style:display-name="Naming_convention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Naming_5f_convention.A" style:display-name="Naming_convention.A" style:family="table-column">
      <style:table-column-properties style:column-width="4.101cm" style:rel-column-width="14144*"/>
    </style:style>
    <style:style style:name="Naming_5f_convention.B" style:display-name="Naming_convention.B" style:family="table-column">
      <style:table-column-properties style:column-width="14.9cm" style:rel-column-width="51391*"/>
    </style:style>
    <style:style style:name="Naming_5f_convention.1" style:display-name="Naming_convention.1" style:family="table-row">
      <style:table-row-properties fo:background-color="#f79e10" fo:keep-together="auto">
        <style:background-image/>
      </style:table-row-properties>
    </style:style>
    <style:style style:name="Naming_5f_convention.A1" style:display-name="Naming_convention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Naming_5f_convention.B1" style:display-name="Naming_convention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Naming_5f_convention.2" style:display-name="Naming_convention.2" style:family="table-row">
      <style:table-row-properties fo:keep-together="auto"/>
    </style:style>
    <style:style style:name="Naming_5f_convention.A2" style:display-name="Naming_convention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Naming_5f_convention.B2" style:display-name="Naming_convention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Naming_5f_convention.3" style:display-name="Naming_convention.3" style:family="table-row">
      <style:table-row-properties fo:keep-together="auto"/>
    </style:style>
    <style:style style:name="Naming_5f_convention.4" style:display-name="Naming_convention.4" style:family="table-row">
      <style:table-row-properties fo:background-color="#eeeeee" fo:keep-together="auto">
        <style:background-image/>
      </style:table-row-properties>
    </style:style>
    <style:style style:name="Naming_5f_convention.7" style:display-name="Naming_convention.7" style:family="table-row">
      <style:table-row-properties fo:keep-together="auto"/>
    </style:style>
    <style:style style:name="Naming_5f_convention.8" style:display-name="Naming_convention.8" style:family="table-row">
      <style:table-row-properties fo:keep-together="auto"/>
    </style:style>
    <style:style style:name="Naming_5f_convention.13" style:display-name="Naming_convention.13" style:family="table-row">
      <style:table-row-properties fo:keep-together="auto"/>
    </style:style>
    <style:style style:name="Naming_5f_convention.14" style:display-name="Naming_convention.14" style:family="table-row">
      <style:table-row-properties fo:keep-together="auto"/>
    </style:style>
    <style:style style:name="Naming_5f_convention.15" style:display-name="Naming_convention.15" style:family="table-row">
      <style:table-row-properties fo:keep-together="auto"/>
    </style:style>
    <style:style style:name="Naming_5f_convention.16" style:display-name="Naming_convention.16" style:family="table-row">
      <style:table-row-properties fo:keep-together="auto"/>
    </style:style>
    <style:style style:name="Naming_5f_convention.17" style:display-name="Naming_convention.17" style:family="table-row">
      <style:table-row-properties fo:keep-together="auto"/>
    </style:style>
    <style:style style:name="Naming_5f_convention.18" style:display-name="Naming_convention.18" style:family="table-row">
      <style:table-row-properties fo:keep-together="auto"/>
    </style:style>
    <style:style style:name="ToolsPersonal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oolsPersonal.A" style:family="table-column">
      <style:table-column-properties style:column-width="3.56cm" style:rel-column-width="12276*"/>
    </style:style>
    <style:style style:name="ToolsPersonal.B" style:family="table-column">
      <style:table-column-properties style:column-width="5.062cm" style:rel-column-width="17462*"/>
    </style:style>
    <style:style style:name="ToolsPersonal.D" style:family="table-column">
      <style:table-column-properties style:column-width="6.819cm" style:rel-column-width="23521*"/>
    </style:style>
    <style:style style:name="ToolsPersonal.1" style:family="table-row">
      <style:table-row-properties fo:background-color="#f79e10" fo:keep-together="auto">
        <style:background-image/>
      </style:table-row-properties>
    </style:style>
    <style:style style:name="ToolsPersonal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oolsPersonal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oolsPersonal.2" style:family="table-row">
      <style:table-row-properties fo:keep-together="auto"/>
    </style:style>
    <style:style style:name="ToolsPersonal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oolsPersonal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oolsPersonal.3" style:family="table-row">
      <style:table-row-properties fo:background-color="#eeeeee" fo:keep-together="auto">
        <style:background-image/>
      </style:table-row-properties>
    </style:style>
    <style:style style:name="Filetypes" style:family="table" style:master-page-name="">
      <style:table-properties style:width="19.001cm" style:page-number="auto" fo:break-before="auto" fo:break-after="auto" table:align="margins" style:shadow="none" fo:keep-with-next="auto" style:may-break-between-rows="true" table:border-model="collapsing"/>
    </style:style>
    <style:style style:name="Filetypes.A" style:family="table-column">
      <style:table-column-properties style:column-width="3.56cm" style:rel-column-width="12276*"/>
    </style:style>
    <style:style style:name="Filetypes.B" style:family="table-column">
      <style:table-column-properties style:column-width="5.062cm" style:rel-column-width="17462*"/>
    </style:style>
    <style:style style:name="Filetypes.D" style:family="table-column">
      <style:table-column-properties style:column-width="6.819cm" style:rel-column-width="23521*"/>
    </style:style>
    <style:style style:name="Filetypes.1" style:family="table-row">
      <style:table-row-properties fo:background-color="#faa61a" fo:keep-together="auto">
        <style:background-image/>
      </style:table-row-properties>
    </style:style>
    <style:style style:name="Filetyp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iletyp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iletypes.2" style:family="table-row">
      <style:table-row-properties fo:keep-together="auto"/>
    </style:style>
    <style:style style:name="Filetyp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iletyp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iletypes.3" style:family="table-row">
      <style:table-row-properties fo:keep-together="auto"/>
    </style:style>
    <style:style style:name="Filetypes.4" style:family="table-row">
      <style:table-row-properties fo:keep-together="auto"/>
    </style:style>
    <style:style style:name="Filetypes.5" style:family="table-row">
      <style:table-row-properties fo:keep-together="auto"/>
    </style:style>
    <style:style style:name="Filetypes.6" style:family="table-row">
      <style:table-row-properties fo:background-color="#eeeeee" fo:keep-together="auto">
        <style:background-image/>
      </style:table-row-properties>
    </style:style>
    <style:style style:name="Filetypes.8" style:family="table-row">
      <style:table-row-properties fo:keep-together="auto"/>
    </style:style>
    <style:style style:name="Filetypes.9" style:family="table-row">
      <style:table-row-properties fo:keep-together="auto"/>
    </style:style>
    <style:style style:name="Filetypes.10" style:family="table-row">
      <style:table-row-properties fo:keep-together="auto"/>
    </style:style>
    <style:style style:name="Filetypes.11" style:family="table-row">
      <style:table-row-properties fo:keep-together="auto"/>
    </style:style>
    <style:style style:name="Filetypes.13" style:family="table-row">
      <style:table-row-properties fo:background-color="transparent" fo:keep-together="auto">
        <style:background-image/>
      </style:table-row-properties>
    </style:style>
    <style:style style:name="Formats" style:family="table" style:master-page-name="">
      <style:table-properties style:width="19.001cm" style:page-number="auto" fo:break-before="auto" fo:break-after="auto" table:align="margins" style:shadow="none" fo:keep-with-next="auto" style:may-break-between-rows="true" table:border-model="collapsing"/>
    </style:style>
    <style:style style:name="Formats.A" style:family="table-column">
      <style:table-column-properties style:column-width="3.56cm" style:rel-column-width="12276*"/>
    </style:style>
    <style:style style:name="Formats.B" style:family="table-column">
      <style:table-column-properties style:column-width="5.062cm" style:rel-column-width="17462*"/>
    </style:style>
    <style:style style:name="Formats.D" style:family="table-column">
      <style:table-column-properties style:column-width="6.819cm" style:rel-column-width="23521*"/>
    </style:style>
    <style:style style:name="Formats.1" style:family="table-row">
      <style:table-row-properties fo:background-color="#faa61a" fo:keep-together="auto">
        <style:background-image/>
      </style:table-row-properties>
    </style:style>
    <style:style style:name="Format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ormat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ormats.2" style:family="table-row">
      <style:table-row-properties fo:keep-together="auto"/>
    </style:style>
    <style:style style:name="Format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ormat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ormats.3" style:family="table-row">
      <style:table-row-properties fo:keep-together="auto"/>
    </style:style>
    <style:style style:name="Formats.4" style:family="table-row">
      <style:table-row-properties fo:keep-together="auto"/>
    </style:style>
    <style:style style:name="P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0a4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a863" officeooo:paragraph-rsid="01a1a8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b1d693" officeooo:paragraph-rsid="01b1d6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614fc" officeooo:paragraph-rsid="01b1d6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2c5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1ee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d481f" officeooo:paragraph-rsid="012d4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eb42" officeooo:paragraph-rsid="0103eb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a8081" officeooo:paragraph-rsid="012a80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e5b8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fda5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81a5f" officeooo:paragraph-rsid="01281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0b69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047e" officeooo:paragraph-rsid="013e0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cdb" officeooo:paragraph-rsid="01957c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7721" officeooo:paragraph-rsid="01987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ext_20_body">
      <style:text-properties fo:language="en" fo:country="US"/>
    </style:style>
    <style:style style:name="P27" style:family="paragraph" style:parent-style-name="Text_20_body">
      <style:text-properties fo:language="en" fo:country="US" officeooo:rsid="0021095f" officeooo:paragraph-rsid="0021095f"/>
    </style:style>
    <style:style style:name="P28" style:family="paragraph" style:parent-style-name="Text_20_body">
      <style:text-properties officeooo:rsid="00f59f30" officeooo:paragraph-rsid="00f59f30"/>
    </style:style>
    <style:style style:name="P29" style:family="paragraph" style:parent-style-name="Text_20_body">
      <style:text-properties officeooo:rsid="00edb367" officeooo:paragraph-rsid="011c6151"/>
    </style:style>
    <style:style style:name="P30" style:family="paragraph" style:parent-style-name="Text_20_body">
      <style:text-properties officeooo:rsid="0140d684" officeooo:paragraph-rsid="0148c917"/>
    </style:style>
    <style:style style:name="P31" style:family="paragraph" style:parent-style-name="Text_20_body">
      <style:text-properties officeooo:rsid="01748f62" officeooo:paragraph-rsid="01748f62"/>
    </style:style>
    <style:style style:name="P32" style:family="paragraph" style:parent-style-name="Text_20_body" style:master-page-name="">
      <style:paragraph-properties style:page-number="auto" fo:break-before="auto" fo:break-after="auto"/>
      <style:text-properties officeooo:rsid="013c8b42" officeooo:paragraph-rsid="013c8b42"/>
    </style:style>
    <style:style style:name="P33" style:family="paragraph" style:parent-style-name="Title">
      <style:text-properties fo:language="en" fo:country="US" officeooo:paragraph-rsid="001be85e"/>
    </style:style>
    <style:style style:name="P34" style:family="paragraph" style:parent-style-name="Subtitle">
      <style:text-properties fo:language="en" fo:country="US" officeooo:paragraph-rsid="0188317b"/>
    </style:style>
    <style:style style:name="P35" style:family="paragraph" style:parent-style-name="Subtitle">
      <style:text-properties fo:language="en" fo:country="US" officeooo:rsid="0109302d" officeooo:paragraph-rsid="0188317b"/>
    </style:style>
    <style:style style:name="P36" style:family="paragraph" style:parent-style-name="Heading_20_1" style:master-page-name="Standard">
      <style:paragraph-properties style:page-number="1"/>
      <style:text-properties fo:language="en" fo:country="US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break-before="page"/>
      <style:text-properties fo:language="en" fo:country="US" officeooo:rsid="00df6ae2" officeooo:paragraph-rsid="00dec2bd"/>
    </style:style>
    <style:style style:name="P39" style:family="paragraph" style:parent-style-name="Heading_20_1">
      <style:paragraph-properties fo:break-before="page"/>
      <style:text-properties officeooo:paragraph-rsid="0148c917"/>
    </style:style>
    <style:style style:name="P40" style:family="paragraph" style:parent-style-name="Heading_20_1">
      <style:paragraph-properties fo:break-before="page"/>
      <style:text-properties officeooo:paragraph-rsid="00f78cb5"/>
    </style:style>
    <style:style style:name="P41" style:family="paragraph" style:parent-style-name="Codice">
      <style:text-properties officeooo:paragraph-rsid="01b8d83a"/>
    </style:style>
    <style:style style:name="P42" style:family="paragraph" style:parent-style-name="Codice">
      <style:text-properties officeooo:paragraph-rsid="01bb4460"/>
    </style:style>
    <style:style style:name="P43" style:family="paragraph" style:parent-style-name="Codice">
      <style:text-properties officeooo:paragraph-rsid="01bcd653"/>
    </style:style>
    <style:style style:name="P44" style:family="paragraph" style:parent-style-name="Codice">
      <style:text-properties officeooo:paragraph-rsid="01bf861f"/>
    </style:style>
    <style:style style:name="P45" style:family="paragraph" style:parent-style-name="Codice">
      <style:text-properties officeooo:paragraph-rsid="01c51ef9"/>
    </style:style>
    <style:style style:name="P46" style:family="paragraph" style:parent-style-name="Codice">
      <style:text-properties officeooo:paragraph-rsid="01c7f85d"/>
    </style:style>
    <style:style style:name="P47" style:family="paragraph" style:parent-style-name="Codice">
      <style:text-properties officeooo:paragraph-rsid="01ca465b"/>
    </style:style>
    <style:style style:name="P48" style:family="paragraph" style:parent-style-name="Codice">
      <style:text-properties officeooo:paragraph-rsid="01d66cd3"/>
    </style:style>
    <style:style style:name="P49" style:family="paragraph" style:parent-style-name="Codice">
      <style:text-properties officeooo:paragraph-rsid="01d881aa"/>
    </style:style>
    <style:style style:name="P50" style:family="paragraph" style:parent-style-name="Codice">
      <style:text-properties officeooo:paragraph-rsid="01d97685"/>
    </style:style>
    <style:style style:name="P51" style:family="paragraph" style:parent-style-name="Codice">
      <style:text-properties officeooo:paragraph-rsid="01da9e12"/>
    </style:style>
    <style:style style:name="P52" style:family="paragraph" style:parent-style-name="Codice">
      <style:text-properties officeooo:paragraph-rsid="01e8127b"/>
    </style:style>
    <style:style style:name="P53" style:family="paragraph" style:parent-style-name="Codice">
      <style:text-properties officeooo:paragraph-rsid="01ebbb3b"/>
    </style:style>
    <style:style style:name="P54" style:family="paragraph" style:parent-style-name="Codice">
      <style:text-properties officeooo:paragraph-rsid="01f36daa"/>
    </style:style>
    <style:style style:name="P55" style:family="paragraph" style:parent-style-name="Codice">
      <style:text-properties officeooo:paragraph-rsid="01f5fa50"/>
    </style:style>
    <style:style style:name="P56" style:family="paragraph" style:parent-style-name="Codice">
      <style:text-properties officeooo:paragraph-rsid="01f6dc5d"/>
    </style:style>
    <style:style style:name="P57" style:family="paragraph" style:parent-style-name="Codice">
      <style:text-properties officeooo:paragraph-rsid="01f7af13"/>
    </style:style>
    <style:style style:name="P58" style:family="paragraph" style:parent-style-name="Codice">
      <style:text-properties officeooo:paragraph-rsid="01f7fb93"/>
    </style:style>
    <style:style style:name="P59" style:family="paragraph" style:parent-style-name="Codice">
      <style:text-properties officeooo:paragraph-rsid="01f92345"/>
    </style:style>
    <style:style style:name="P60" style:family="paragraph" style:parent-style-name="Codice">
      <style:text-properties officeooo:paragraph-rsid="01fa3a32"/>
    </style:style>
    <style:style style:name="P61" style:family="paragraph" style:parent-style-name="Codice">
      <style:text-properties officeooo:paragraph-rsid="01fa5cd3"/>
    </style:style>
    <style:style style:name="P62" style:family="paragraph" style:parent-style-name="Codice">
      <style:text-properties officeooo:paragraph-rsid="01faadb6"/>
    </style:style>
    <style:style style:name="P63" style:family="paragraph" style:parent-style-name="Table_20_Contents">
      <style:text-properties fo:color="#464453" fo:font-size="11pt" officeooo:paragraph-rsid="01b65a18" style:font-size-asian="11pt" style:font-size-complex="11pt"/>
    </style:style>
    <style:style style:name="P64" style:family="paragraph" style:parent-style-name="Table_20_Contents">
      <style:paragraph-properties fo:text-align="end" style:justify-single-word="false"/>
      <style:text-properties fo:color="#464453" fo:font-size="10pt" officeooo:paragraph-rsid="01b65a18" style:font-size-asian="10pt" style:font-size-complex="10pt"/>
    </style:style>
    <style:style style:name="P6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047e" officeooo:paragraph-rsid="01fe7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fe761e" officeooo:paragraph-rsid="01fe7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d812" officeooo:paragraph-rsid="0209d8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f005" officeooo:paragraph-rsid="0209f0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text-properties officeooo:paragraph-rsid="01fed483"/>
    </style:style>
    <style:style style:name="P73" style:family="paragraph" style:parent-style-name="Contents_20_Heading" style:master-page-name="Index">
      <style:paragraph-properties style:page-number="auto"/>
    </style:style>
    <style:style style:name="P7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b1d693" officeooo:paragraph-rsid="01b65a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b65a18" officeooo:paragraph-rsid="01b65a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 style:list-style-name="L7"/>
    <style:style style:name="P78" style:family="paragraph" style:parent-style-name="Standard" style:list-style-name="L8"/>
    <style:style style:name="P79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dbb2" officeooo:paragraph-rsid="0206db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ext_20_body">
      <style:text-properties officeooo:rsid="00ef111f" officeooo:paragraph-rsid="011c6151"/>
    </style:style>
    <style:style style:name="P82" style:family="paragraph" style:parent-style-name="Text_20_body" style:master-page-name="">
      <style:paragraph-properties style:page-number="auto" fo:break-before="auto" fo:break-after="auto"/>
      <style:text-properties officeooo:rsid="010e1e80" officeooo:paragraph-rsid="010e1e80"/>
    </style:style>
    <style:style style:name="T1" style:family="text">
      <style:text-properties officeooo:rsid="00270dc0"/>
    </style:style>
    <style:style style:name="T2" style:family="text">
      <style:text-properties officeooo:rsid="00eebd95"/>
    </style:style>
    <style:style style:name="T3" style:family="text">
      <style:text-properties officeooo:rsid="00f0b3d2"/>
    </style:style>
    <style:style style:name="T4" style:family="text">
      <style:text-properties officeooo:rsid="00f5cf00"/>
    </style:style>
    <style:style style:name="T5" style:family="text">
      <style:text-properties officeooo:rsid="0105d08e"/>
    </style:style>
    <style:style style:name="T6" style:family="text">
      <style:text-properties officeooo:rsid="01096b93"/>
    </style:style>
    <style:style style:name="T7" style:family="text">
      <style:text-properties officeooo:rsid="010b69bf"/>
    </style:style>
    <style:style style:name="T8" style:family="text">
      <style:text-properties officeooo:rsid="010e1e80"/>
    </style:style>
    <style:style style:name="T9" style:family="text">
      <style:text-properties officeooo:rsid="011e665e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df6ae2"/>
    </style:style>
    <style:style style:name="T12" style:family="text">
      <style:text-properties fo:language="en" fo:country="US" officeooo:rsid="017844f5"/>
    </style:style>
    <style:style style:name="T13" style:family="text">
      <style:text-properties fo:language="en" fo:country="US" officeooo:rsid="017ae422"/>
    </style:style>
    <style:style style:name="T14" style:family="text">
      <style:text-properties fo:language="en" fo:country="US" officeooo:rsid="017b4cf4"/>
    </style:style>
    <style:style style:name="T15" style:family="text">
      <style:text-properties officeooo:rsid="017b4cf4"/>
    </style:style>
    <style:style style:name="T16" style:family="text">
      <style:text-properties officeooo:rsid="01957cdb"/>
    </style:style>
    <style:style style:name="T17" style:family="text">
      <style:text-properties officeooo:rsid="01987721"/>
    </style:style>
    <style:style style:name="T18" style:family="text">
      <style:text-properties officeooo:rsid="01b65a18"/>
    </style:style>
    <style:style style:name="T19" style:family="text">
      <style:text-properties officeooo:rsid="01bb4460"/>
    </style:style>
    <style:style style:name="T20" style:family="text">
      <style:text-properties officeooo:rsid="01bf861f"/>
    </style:style>
    <style:style style:name="T21" style:family="text">
      <style:text-properties officeooo:rsid="01c0727e"/>
    </style:style>
    <style:style style:name="T22" style:family="text">
      <style:text-properties officeooo:rsid="01ca465b"/>
    </style:style>
    <style:style style:name="T23" style:family="text">
      <style:text-properties officeooo:rsid="01d66cd3"/>
    </style:style>
    <style:style style:name="T24" style:family="text">
      <style:text-properties officeooo:rsid="01da9e12"/>
    </style:style>
    <style:style style:name="T25" style:family="text">
      <style:text-properties officeooo:rsid="01df1d32"/>
    </style:style>
    <style:style style:name="T26" style:family="text">
      <style:text-properties officeooo:rsid="01e0f2ef"/>
    </style:style>
    <style:style style:name="T27" style:family="text">
      <style:text-properties officeooo:rsid="01e8127b"/>
    </style:style>
    <style:style style:name="T28" style:family="text">
      <style:text-properties officeooo:rsid="01e8995b"/>
    </style:style>
    <style:style style:name="T29" style:family="text">
      <style:text-properties officeooo:rsid="01eff4e3"/>
    </style:style>
    <style:style style:name="T30" style:family="text">
      <style:text-properties officeooo:rsid="01f36daa"/>
    </style:style>
    <style:style style:name="T31" style:family="text">
      <style:text-properties officeooo:rsid="01f49027"/>
    </style:style>
    <style:style style:name="T32" style:family="text">
      <style:text-properties officeooo:rsid="01f6dc5d"/>
    </style:style>
    <style:style style:name="T33" style:family="text">
      <style:text-properties officeooo:rsid="01f7af13"/>
    </style:style>
    <style:style style:name="T34" style:family="text">
      <style:text-properties officeooo:rsid="01f92345"/>
    </style:style>
    <style:style style:name="T35" style:family="text">
      <style:text-properties officeooo:rsid="01fa5cd3"/>
    </style:style>
    <style:style style:name="T36" style:family="text">
      <style:text-properties officeooo:rsid="00f78cb5"/>
    </style:style>
    <style:style style:name="T37" style:family="text">
      <style:text-properties officeooo:rsid="01fe761e"/>
    </style:style>
    <style:style style:name="T38" style:family="text">
      <style:text-properties officeooo:rsid="020066ac"/>
    </style:style>
    <style:style style:name="T39" style:family="text">
      <style:text-properties officeooo:rsid="02029259"/>
    </style:style>
    <style:style style:name="T40" style:family="text">
      <style:text-properties officeooo:rsid="0204438f"/>
    </style:style>
    <style:style style:name="T41" style:family="text">
      <style:text-properties officeooo:rsid="02061764"/>
    </style:style>
    <style:style style:name="T42" style:family="text">
      <style:text-properties officeooo:rsid="020846d3"/>
    </style:style>
    <style:style style:name="T43" style:family="text">
      <style:text-properties officeooo:rsid="0209f00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Stile predefinito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7"><draw:frame draw:style-name="fr1" draw:name="Immagine1" text:anchor-type="as-char" svg:width="8.31cm" svg:height="2.79cm" draw:z-index="1"><draw:image xlink:href="../../Resources/Logos/unimi.png" xlink:type="simple" xlink:show="embed" xlink:actuate="onLoad" loext:mime-type="image/png"/></draw:frame></text:p>
          </table:table-cell>
          <table:table-cell table:style-name="Tabella1.A1" office:value-type="string">
            <text:p text:style-name="P8"><draw:frame draw:style-name="fr2" draw:name="Immagine2" text:anchor-type="as-char" svg:width="7.83cm" svg:height="2.79cm" draw:z-index="0"><draw:image xlink:href="../../Resources/Logos/logo%20pong.png" xlink:type="simple" xlink:show="embed" xlink:actuate="onLoad" loext:mime-type="image/png"/></draw:frame></text:p>
          </table:table-cell>
        </table:table-row>
      </table:table>
      <text:p text:style-name="P33">Howl’s Moving Castle: <text:span text:style-name="T1">another door</text:span></text:p>
      <text:p text:style-name="P35">Project guidelines</text:p>
      <text:p text:style-name="P34"><draw:frame draw:style-name="fr3" draw:name="Immagine3" text:anchor-type="as-char" svg:width="19.001cm" svg:height="13.24cm" draw:z-index="2"><draw:image xlink:href="../../Resources/Levels/Ingary/The%20Waste/Moving%20Castle/pen.png" xlink:type="simple" xlink:show="embed" xlink:actuate="onLoad" loext:mime-type="image/png"/></draw:frame><draw:frame draw:style-name="fr2" draw:name="Immagine28" text:anchor-type="as-char" svg:width="5.001cm" svg:height="5.001cm" draw:z-index="3"><draw:image xlink:href="../../Resources/Logos/Team7/complesso.png" xlink:type="simple" xlink:show="embed" xlink:actuate="onLoad" loext:mime-type="image/png"/></draw:frame></text:p>
      <table:table table:name="Team7" table:style-name="Team7" table:template-name="Team7Alt">
        <table:table-column table:style-name="Team7.A"/>
        <table:table-column table:style-name="Team7.B"/>
        <table:table-column table:style-name="Team7.C"/>
        <table:table-row table:style-name="Team7.1">
          <table:table-cell table:style-name="Team7.A1" table:number-columns-spanned="3" office:value-type="string">
            <text:p text:style-name="P1">Team7</text:p>
          </table:table-cell>
          <table:covered-table-cell/>
          <table:covered-table-cell/>
        </table:table-row>
        <table:table-row table:style-name="Team7.2">
          <table:table-cell table:style-name="Team7.A2" office:value-type="string">
            <text:p text:style-name="P1">938320</text:p>
          </table:table-cell>
          <table:table-cell table:style-name="Team7.B2" office:value-type="string">
            <text:p text:style-name="P1">Dettori</text:p>
          </table:table-cell>
          <table:table-cell table:style-name="Team7.B2" office:value-type="string">
            <text:p text:style-name="P2">Francesco</text:p>
          </table:table-cell>
        </table:table-row>
        <table:table-row table:style-name="Team7.3">
          <table:table-cell table:style-name="Team7.A2" office:value-type="string">
            <text:p text:style-name="P1">938379</text:p>
          </table:table-cell>
          <table:table-cell table:style-name="Team7.B2" office:value-type="string">
            <text:p text:style-name="P1">Iervolino</text:p>
          </table:table-cell>
          <table:table-cell table:style-name="Team7.B2" office:value-type="string">
            <text:p text:style-name="P2">Riccardo</text:p>
          </table:table-cell>
        </table:table-row>
        <table:table-row table:style-name="Team7.4">
          <table:table-cell table:style-name="Team7.A2" office:value-type="string">
            <text:p text:style-name="P1">931468</text:p>
          </table:table-cell>
          <table:table-cell table:style-name="Team7.B2" office:value-type="string">
            <text:p text:style-name="P1">Maione</text:p>
          </table:table-cell>
          <table:table-cell table:style-name="Team7.B2" office:value-type="string">
            <text:p text:style-name="P2">Michele</text:p>
          </table:table-cell>
        </table:table-row>
      </table:table>
      <text:p text:style-name="P26"/>
      <text:table-of-content text:style-name="Sect1" text:protected="true" text:name="Indice generale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73">Index</text:p>
          </text:index-title>
          <text:p text:style-name="P74"><text:a xlink:type="simple" xlink:href="#__RefHeading___Toc154_2204026579">Change log<text:tab/>1</text:a></text:p>
          <text:p text:style-name="P74"><text:a xlink:type="simple" xlink:href="#__RefHeading___Toc156_2204026579">Paths and project structure<text:tab/>2</text:a></text:p>
          <text:p text:style-name="P74"><text:a xlink:type="simple" xlink:href="#__RefHeading___Toc800_2442314896">Naming convention<text:tab/>3</text:a></text:p>
          <text:p text:style-name="P74"><text:a xlink:type="simple" xlink:href="#__RefHeading___Toc804_2442314896">Tools, file types and format<text:tab/>4</text:a></text:p>
          <text:p text:style-name="P74"><text:a xlink:type="simple" xlink:href="#__RefHeading___Toc487_337111748">Version control<text:tab/>5</text:a></text:p>
        </text:index-body>
      </text:table-of-content>
      <text:p text:style-name="P26"/>
      <text:h text:style-name="P36" text:outline-level="1"><text:bookmark-start text:name="__RefHeading___Toc154_2204026579"/>Change log<text:bookmark-end text:name="__RefHeading___Toc154_2204026579"/></text:h>
      <table:table table:name="Changelog" table:style-name="Changelog" table:template-name="Team7Alt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1">User</text:p>
          </table:table-cell>
          <table:table-cell table:style-name="Changelog.B1" office:value-type="string">
            <text:p text:style-name="P1">Date</text:p>
          </table:table-cell>
          <table:table-cell table:style-name="Changelog.B1" office:value-type="string">
            <text:p text:style-name="P1">Description</text:p>
          </table:table-cell>
        </table:table-row>
        <table:table-row table:style-name="Changelog.2">
          <table:table-cell table:style-name="Changelog.A2" office:value-type="string">
            <text:p text:style-name="P1">Maione</text:p>
          </table:table-cell>
          <table:table-cell table:style-name="Changelog.B2" office:value-type="string">
            <text:p text:style-name="P1">25/10/2018</text:p>
          </table:table-cell>
          <table:table-cell table:style-name="Changelog.B2" office:value-type="string">
            <text:p text:style-name="P1">Created this document</text:p>
          </table:table-cell>
        </table:table-row>
        <table:table-row table:style-name="Changelog.3">
          <table:table-cell table:style-name="Changelog.A2" office:value-type="string">
            <text:p text:style-name="P1">Maione</text:p>
          </table:table-cell>
          <table:table-cell table:style-name="Changelog.B2" office:value-type="string">
            <text:p text:style-name="P1">26/11/2018</text:p>
          </table:table-cell>
          <table:table-cell table:style-name="Changelog.B2" office:value-type="string">
            <text:p text:style-name="P1">Added info on issue tracking</text:p>
          </table:table-cell>
        </table:table-row>
        <table:table-row table:style-name="Changelog.4">
          <table:table-cell table:style-name="Changelog.A2" office:value-type="string">
            <text:p text:style-name="P1">Maione</text:p>
          </table:table-cell>
          <table:table-cell table:style-name="Changelog.B2" office:value-type="string">
            <text:p text:style-name="P1">27/11/2018</text:p>
          </table:table-cell>
          <table:table-cell table:style-name="Changelog.B2" office:value-type="string">
            <text:p text:style-name="P1">Added file types</text:p>
          </table:table-cell>
        </table:table-row>
        <table:table-row table:style-name="Changelog.3">
          <table:table-cell table:style-name="Changelog.A2" office:value-type="string">
            <text:p text:style-name="P1">Maione</text:p>
          </table:table-cell>
          <table:table-cell table:style-name="Changelog.B2" office:value-type="string">
            <text:p text:style-name="P1">28/11/2018</text:p>
          </table:table-cell>
          <table:table-cell table:style-name="Changelog.B2" office:value-type="string">
            <text:p text:style-name="P1">Added paths and project structure</text:p>
          </table:table-cell>
        </table:table-row>
        <table:table-row table:style-name="Changelog.6">
          <table:table-cell table:style-name="Changelog.A2" office:value-type="string">
            <text:p text:style-name="P1">Dettori</text:p>
          </table:table-cell>
          <table:table-cell table:style-name="Changelog.B2" office:value-type="string">
            <text:p text:style-name="P1">29/11/2018</text:p>
          </table:table-cell>
          <table:table-cell table:style-name="Changelog.B2" office:value-type="string">
            <text:p text:style-name="P1">Revision</text:p>
          </table:table-cell>
        </table:table-row>
        <table:table-row table:style-name="Changelog.3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07/11/2018</text:p>
          </table:table-cell>
          <table:table-cell table:style-name="Changelog.B2" office:value-type="string">
            <text:p text:style-name="P3">Updated path structure</text:p>
          </table:table-cell>
        </table:table-row>
        <table:table-row table:style-name="Changelog.6">
          <table:table-cell table:style-name="Changelog.A2" office:value-type="string">
            <text:p text:style-name="P4">Maione</text:p>
          </table:table-cell>
          <table:table-cell table:style-name="Changelog.B2" office:value-type="string">
            <text:p text:style-name="P4">17/11/2018</text:p>
          </table:table-cell>
          <table:table-cell table:style-name="Changelog.B2" office:value-type="string">
            <text:p text:style-name="P5">Replaced all the embedded images with the <text:span text:style-name="T39">referencedl</text:span> one</text:p>
          </table:table-cell>
        </table:table-row>
        <table:table-row table:style-name="Changelog.6">
          <table:table-cell table:style-name="Changelog.A2" office:value-type="string">
            <text:p text:style-name="P76">Maione</text:p>
          </table:table-cell>
          <table:table-cell table:style-name="Changelog.B2" office:value-type="string">
            <text:p text:style-name="P75"><text:span text:style-name="T18">20/11</text:span>/2018</text:p>
          </table:table-cell>
          <table:table-cell table:style-name="Changelog.B2" office:value-type="string">
            <text:p text:style-name="P76">Corrections</text:p>
          </table:table-cell>
        </table:table-row>
      </table:table>
      <text:p text:style-name="P27"/>
      <text:h text:style-name="P38" text:outline-level="1"><text:bookmark-start text:name="__RefHeading___Toc156_2204026579"/>Paths <text:span text:style-name="T15">and project structure</text:span><text:bookmark-end text:name="__RefHeading___Toc156_2204026579"/></text:h>
      <text:p text:style-name="P31"><text:span text:style-name="T11">T</text:span><text:span text:style-name="T10">he </text:span><text:span text:style-name="T12">project</text:span><text:span text:style-name="T10"> directory </text:span><text:span text:style-name="T12">is the one that contain the .git folder. The </text:span><text:span text:style-name="T14">project </text:span><text:span text:style-name="T13">structure is shown below:</text:span></text:p>
      <text:p text:style-name="Codice">Howl’s Moving Castle - another door</text:p>
      <text:p text:style-name="P47">├───Rules</text:p>
      <text:p text:style-name="P47">├───Ideas and suggestions</text:p>
      <text:p text:style-name="Codice">├───Documentation</text:p>
      <text:p text:style-name="Codice">├───Resources</text:p>
      <text:p text:style-name="Codice">│ <text:s text:c="2"/>├───Characters</text:p>
      <text:p text:style-name="P54">│ <text:s text:c="2"/>│ <text:s text:c="2"/>├───Characters <text:span text:style-name="T30">m</text:span>aps</text:p>
      <text:p text:style-name="P41">│ <text:s text:c="2"/>│ <text:s text:c="2"/>└───<text:span text:style-name="T28">[Character]</text:span></text:p>
      <text:p text:style-name="P42">│ <text:s text:c="2"/>│ <text:s text:c="6"/>└───<text:span text:style-name="T28">[</text:span>Transformation<text:span text:style-name="T19">] (e.g. Normal/Kid/Old/Berserk)</text:span></text:p>
      <text:p text:style-name="P59">│ <text:s text:c="2"/>│ <text:s text:c="10"/>├───<text:span text:style-name="T34">Icons</text:span></text:p>
      <text:p text:style-name="P53">│ <text:s text:c="2"/>│ <text:s text:c="10"/>├───<text:span text:style-name="T34">Sketch and pictures</text:span></text:p>
      <text:p text:style-name="P55">│ <text:s text:c="2"/>│ <text:s text:c="10"/>├───Interpersonal <text:span text:style-name="T31">c</text:span>ircumplex</text:p>
      <text:p text:style-name="P48">│ <text:s text:c="2"/>│ <text:s text:c="10"/>├───<text:span text:style-name="T23">3D model</text:span></text:p>
      <text:p text:style-name="P48">│ <text:s text:c="2"/>│ <text:s text:c="10"/>│ <text:s text:c="2"/>└───<text:span text:style-name="T23">Textures</text:span></text:p>
      <text:p text:style-name="P49">│ <text:s text:c="2"/>│ <text:s text:c="10"/>├───<text:span text:style-name="T23">Sounds</text:span></text:p>
      <text:p text:style-name="P49">│ <text:s text:c="2"/>│ <text:s text:c="10"/><text:span text:style-name="T21">└</text:span>───<text:span text:style-name="T21">Music</text:span></text:p>
      <text:p text:style-name="P51">│ <text:s text:c="2"/>├───<text:span text:style-name="T24">Objects</text:span></text:p>
      <text:p text:style-name="P51">│ <text:s text:c="2"/>│ <text:s text:c="2"/>└───<text:span text:style-name="T27">[Object]</text:span></text:p>
      <text:p text:style-name="P60">│ <text:s text:c="2"/>│ <text:s text:c="6"/>├───<text:span text:style-name="T34">Sketch and pictures</text:span></text:p>
      <text:p text:style-name="P62">│ <text:s text:c="2"/>│ <text:s text:c="6"/>├───<text:span text:style-name="T34">Icons</text:span></text:p>
      <text:p text:style-name="P51"><text:span text:style-name="T21">│ <text:s text:c="2"/>│ <text:s text:c="6"/>├</text:span>───3D model</text:p>
      <text:p text:style-name="P51">│ <text:s text:c="2"/>│ <text:span text:style-name="T21"><text:s text:c="4"/></text:span><text:s text:c="2"/><text:span text:style-name="T21">│</text:span> <text:s text:c="2"/>└───Textures</text:p>
      <text:p text:style-name="P51">│ <text:s text:c="2"/>│<text:span text:style-name="T21"> <text:s text:c="3"/></text:span><text:s text:c="3"/>└───Sounds</text:p>
      <text:p text:style-name="Codice">│ <text:s text:c="2"/>├───Levels</text:p>
      <text:p text:style-name="P56">│ <text:s text:c="2"/>│ <text:s text:c="2"/>├───<text:span text:style-name="T32">Diagrams</text:span></text:p>
      <text:p text:style-name="P57">│ <text:s text:c="2"/>│ <text:s text:c="2"/>├───<text:span text:style-name="T33">Maps</text:span></text:p>
      <text:p text:style-name="P52">│ <text:s text:c="2"/>│ <text:s text:c="2"/>└───<text:span text:style-name="T27">[Nation]</text:span></text:p>
      <text:p text:style-name="P52">│ <text:s text:c="2"/>│ <text:s text:c="6"/>└───<text:span text:style-name="T27">[City]</text:span></text:p>
      <text:p text:style-name="P52">│ <text:s text:c="2"/>│ <text:s text:c="10"/>└───<text:span text:style-name="T27">[Zone]</text:span></text:p>
      <text:p text:style-name="P43">│ <text:s text:c="2"/>│ <text:s text:c="14"/>└───<text:span text:style-name="T28">[</text:span>Transformation<text:span text:style-name="T29">] (e.g. Normal/InFlames/PostWar/Past)</text:span></text:p>
      <text:p text:style-name="P58">│ <text:s text:c="2"/>│ <text:s text:c="18"/>├───<text:span text:style-name="T33">Maps</text:span></text:p>
      <text:p text:style-name="P61">│ <text:s text:c="2"/>│ <text:s text:c="18"/>├───<text:span text:style-name="T35">Icons</text:span></text:p>
      <text:p text:style-name="P60">│ <text:s text:c="2"/>│ <text:s text:c="18"/>├───<text:span text:style-name="T34">Sketch and pictures</text:span></text:p>
      <text:p text:style-name="P44">│ <text:s text:c="2"/>│ <text:s text:c="18"/>└───<text:span text:style-name="T20">Room</text:span></text:p>
      <text:p text:style-name="P45">│ <text:s text:c="2"/>│ <text:s text:c="22"/>├───<text:span text:style-name="T21">3D model</text:span></text:p>
      <text:p text:style-name="P50"><text:span text:style-name="T21">│ <text:s text:c="2"/>│ <text:s text:c="22"/>│ <text:s text:c="2"/>└───Textures</text:span></text:p>
      <text:p text:style-name="P50"><text:span text:style-name="T21">│ <text:s text:c="2"/>│ <text:s text:c="22"/>├───Sounds</text:span></text:p>
      <text:p text:style-name="P46">│ <text:s text:c="2"/>│ <text:s text:c="22"/><text:span text:style-name="T21">└</text:span>───<text:span text:style-name="T21">Music</text:span></text:p>
      <text:p text:style-name="Codice">│ <text:s text:c="2"/>└───Logos</text:p>
      <text:p text:style-name="P47">├───<text:span text:style-name="T22">Aurora tool</text:span> pro<text:span text:style-name="T26">totypes</text:span></text:p>
      <text:p text:style-name="P47">└───<text:span text:style-name="T25">Ghost </text:span>Unity project</text:p>
      <text:h text:style-name="P37" text:outline-level="1"><text:bookmark-start text:name="__RefHeading___Toc800_2442314896"/>Naming convention<text:bookmark-end text:name="__RefHeading___Toc800_2442314896"/></text:h>
      <text:p text:style-name="P30">We choose to use the <text:span text:style-name="T40">following naming </text:span>convention:</text:p>
      <table:table table:name="Naming_convention" table:style-name="Naming_5f_convention" table:template-name="Team7">
        <table:table-column table:style-name="Naming_5f_convention.A"/>
        <table:table-column table:style-name="Naming_5f_convention.B"/>
        <table:table-row table:style-name="Naming_5f_convention.1">
          <table:table-cell table:style-name="Naming_5f_convention.A1" office:value-type="string">
            <text:p text:style-name="Table_20_Contents">Group</text:p>
          </table:table-cell>
          <table:table-cell table:style-name="Naming_5f_convention.B1" office:value-type="string">
            <text:p text:style-name="Table_20_Contents">Convention</text:p>
          </table:table-cell>
        </table:table-row>
        <table:table-row table:style-name="Naming_5f_convention.2">
          <table:table-cell table:style-name="Naming_5f_convention.A2" table:number-rows-spanned="2" office:value-type="string">
            <text:p text:style-name="P25">Capitalization Conventions</text:p>
          </table:table-cell>
          <table:table-cell table:style-name="Naming_5f_convention.B2" office:value-type="string">
            <text:p text:style-name="Table_20_Contents">use PascalCasing for all public member, type, and namespace names consisting of multiple words.</text:p>
          </table:table-cell>
        </table:table-row>
        <table:table-row table:style-name="Naming_5f_convention.3">
          <table:covered-table-cell/>
          <table:table-cell table:style-name="Naming_5f_convention.B2" office:value-type="string">
            <text:p text:style-name="Table_20_Contents">use camelCasing for parameter names.</text:p>
          </table:table-cell>
        </table:table-row>
        <table:table-row table:style-name="Naming_5f_convention.4">
          <table:table-cell table:style-name="Naming_5f_convention.A2" table:number-rows-spanned="3" office:value-type="string">
            <text:p text:style-name="P25">General Naming Conventions</text:p>
          </table:table-cell>
          <table:table-cell table:style-name="Naming_5f_convention.B2" office:value-type="string">
            <text:p text:style-name="Table_20_Contents">choose easily readable identifier nam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favor readability over brevity. 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DO NOT use underscores, hyphens, or any other nonalphanumeric characters.</text:p>
          </table:table-cell>
        </table:table-row>
        <table:table-row table:style-name="Naming_5f_convention.7">
          <table:table-cell table:style-name="Naming_5f_convention.A2" table:number-rows-spanned="2" office:value-type="string">
            <text:p text:style-name="P25">Names of Namespaces</text:p>
          </table:table-cell>
          <table:table-cell table:style-name="Naming_5f_convention.B2" office:value-type="string">
            <text:p text:style-name="Table_20_Contents">use prefix namespace names with a company name to prevent namespaces from different companies from having the same name.</text:p>
          </table:table-cell>
        </table:table-row>
        <table:table-row table:style-name="Naming_5f_convention.8">
          <table:covered-table-cell/>
          <table:table-cell table:style-name="Naming_5f_convention.B2" office:value-type="string">
            <text:p text:style-name="Table_20_Contents">use PascalCasing, and separate namespace components with periods.</text:p>
          </table:table-cell>
        </table:table-row>
        <table:table-row table:style-name="Naming_5f_convention.4">
          <table:table-cell table:style-name="Naming_5f_convention.A2" table:number-rows-spanned="4" office:value-type="string">
            <text:p text:style-name="P25">Names of Classes, Structs, and Interfaces</text:p>
          </table:table-cell>
          <table:table-cell table:style-name="Naming_5f_convention.B2" office:value-type="string">
            <text:p text:style-name="Table_20_Contents">name classes and structs with nouns or noun phrases, using PascalCasing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name interfaces with adjective phrases, or occasionally with nouns or noun phras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interface names with the letter I, to indicate that the type is an interface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descriptive type parameter names with T.</text:p>
          </table:table-cell>
        </table:table-row>
        <table:table-row table:style-name="Naming_5f_convention.13">
          <table:table-cell table:style-name="Naming_5f_convention.A2" table:number-rows-spanned="6" office:value-type="string">
            <text:p text:style-name="P25">Names of Type Members</text:p>
          </table:table-cell>
          <table:table-cell table:style-name="Naming_5f_convention.B2" office:value-type="string">
            <text:p text:style-name="Table_20_Contents">give methods names that are verbs or verb phrases.</text:p>
          </table:table-cell>
        </table:table-row>
        <table:table-row table:style-name="Naming_5f_convention.14">
          <table:covered-table-cell/>
          <table:table-cell table:style-name="Naming_5f_convention.B2" office:value-type="string">
            <text:p text:style-name="Table_20_Contents">name properties using a noun, noun phrase, or adjective.</text:p>
          </table:table-cell>
        </table:table-row>
        <table:table-row table:style-name="Naming_5f_convention.15">
          <table:covered-table-cell/>
          <table:table-cell table:style-name="Naming_5f_convention.B2" office:value-type="string">
            <text:p text:style-name="Table_20_Contents">name collection properties with a plural phrase describing the items in the collection instead of using a singular phrase.</text:p>
          </table:table-cell>
        </table:table-row>
        <table:table-row table:style-name="Naming_5f_convention.16">
          <table:covered-table-cell/>
          <table:table-cell table:style-name="Naming_5f_convention.B2" office:value-type="string">
            <text:p text:style-name="Table_20_Contents">name Boolean properties with an affirmative phrase.</text:p>
          </table:table-cell>
        </table:table-row>
        <table:table-row table:style-name="Naming_5f_convention.17">
          <table:covered-table-cell/>
          <table:table-cell table:style-name="Naming_5f_convention.B2" office:value-type="string">
            <text:p text:style-name="Table_20_Contents">name events with a verb or a verb phrase.</text:p>
          </table:table-cell>
        </table:table-row>
        <table:table-row table:style-name="Naming_5f_convention.18">
          <table:covered-table-cell/>
          <table:table-cell table:style-name="Naming_5f_convention.B2" office:value-type="string">
            <text:p text:style-name="P72">give events names with a concept of before and after, using the present and past tenses.</text:p>
          </table:table-cell>
        </table:table-row>
      </table:table>
      <text:p text:style-name="Standard"/>
      <text:h text:style-name="P39" text:outline-level="1"><text:bookmark-start text:name="__RefHeading___Toc804_2442314896"/><text:span text:style-name="T38">Tools, file types and format</text:span><text:bookmark-end text:name="__RefHeading___Toc804_2442314896"/></text:h>
      <text:p text:style-name="P29">We configured a <text:span text:style-name="T8">v</text:span>irtual <text:span text:style-name="T8">m</text:span>achine with Oracle Virtualbox <text:span text:style-name="T3">5.2</text:span> with <text:span text:style-name="T2">Windows 10</text:span> and installed all the software for developing this game.</text:p>
      <text:p text:style-name="P81">The tools used on the personal computer are listed below:</text:p>
      <table:table table:name="ToolsPersonal" table:style-name="ToolsPersonal" table:template-name="Team7">
        <table:table-column table:style-name="ToolsPersonal.A"/>
        <table:table-column table:style-name="ToolsPersonal.B"/>
        <table:table-column table:style-name="ToolsPersonal.A"/>
        <table:table-column table:style-name="ToolsPersonal.D"/>
        <table:table-row table:style-name="ToolsPersonal.1">
          <table:table-cell table:style-name="ToolsPersonal.A1" office:value-type="string">
            <text:p text:style-name="P9">Group</text:p>
          </table:table-cell>
          <table:table-cell table:style-name="ToolsPersonal.B1" office:value-type="string">
            <text:p text:style-name="P12">File type</text:p>
          </table:table-cell>
          <table:table-cell table:style-name="ToolsPersonal.B1" office:value-type="string">
            <text:p text:style-name="P12">Extension</text:p>
          </table:table-cell>
          <table:table-cell table:style-name="ToolsPersonal.B1" office:value-type="string">
            <text:p text:style-name="P12">Software</text:p>
          </table:table-cell>
        </table:table-row>
        <table:table-row table:style-name="ToolsPersonal.2">
          <table:table-cell table:style-name="ToolsPersonal.A2" office:value-type="string">
            <text:p text:style-name="P14">Organization</text:p>
          </table:table-cell>
          <table:table-cell table:style-name="ToolsPersonal.B2" office:value-type="string">
            <text:p text:style-name="P15">Issue tracking</text:p>
          </table:table-cell>
          <table:table-cell table:style-name="ToolsPersonal.B2" office:value-type="string">
            <text:p text:style-name="P12"/>
          </table:table-cell>
          <table:table-cell table:style-name="ToolsPersonal.B2" office:value-type="string">
            <text:p text:style-name="P15">Pivotal Tracker <text:span text:style-name="T5">(online)</text:span></text:p>
          </table:table-cell>
        </table:table-row>
        <table:table-row table:style-name="ToolsPersonal.3">
          <table:table-cell table:style-name="ToolsPersonal.A2" table:number-rows-spanned="2" office:value-type="string">
            <text:p text:style-name="P14">Environment</text:p>
          </table:table-cell>
          <table:table-cell table:style-name="ToolsPersonal.B2" office:value-type="string">
            <text:p text:style-name="P12">Virtual machine</text:p>
          </table:table-cell>
          <table:table-cell table:style-name="ToolsPersonal.B2" office:value-type="string">
            <text:p text:style-name="P12">.vdi</text:p>
          </table:table-cell>
          <table:table-cell table:style-name="ToolsPersonal.B2" office:value-type="string">
            <text:p text:style-name="P12">Virtual Box 5.2</text:p>
          </table:table-cell>
        </table:table-row>
        <table:table-row table:style-name="ToolsPersonal.3">
          <table:covered-table-cell/>
          <table:table-cell table:style-name="ToolsPersonal.B2" office:value-type="string">
            <text:p text:style-name="P12">O.S.</text:p>
          </table:table-cell>
          <table:table-cell table:style-name="ToolsPersonal.B2" office:value-type="string">
            <text:p text:style-name="P12"/>
          </table:table-cell>
          <table:table-cell table:style-name="ToolsPersonal.B2" office:value-type="string">
            <text:p text:style-name="P12">Windows 10</text:p>
          </table:table-cell>
        </table:table-row>
      </table:table>
      <text:p text:style-name="P82">The tools used on the virtual machine are listed below:</text:p>
      <table:table table:name="Filetypes" table:style-name="Filetypes" table:template-name="Team7">
        <table:table-column table:style-name="Filetypes.A"/>
        <table:table-column table:style-name="Filetypes.B"/>
        <table:table-column table:style-name="Filetypes.A"/>
        <table:table-column table:style-name="Filetypes.D"/>
        <table:table-row table:style-name="Filetypes.1">
          <table:table-cell table:style-name="Filetypes.A1" office:value-type="string">
            <text:p text:style-name="P10">Group</text:p>
          </table:table-cell>
          <table:table-cell table:style-name="Filetypes.B1" office:value-type="string">
            <text:p text:style-name="P12">File type</text:p>
          </table:table-cell>
          <table:table-cell table:style-name="Filetypes.B1" office:value-type="string">
            <text:p text:style-name="P12">Extension</text:p>
          </table:table-cell>
          <table:table-cell table:style-name="Filetypes.B1" office:value-type="string">
            <text:p text:style-name="P12">Software</text:p>
          </table:table-cell>
        </table:table-row>
        <table:table-row table:style-name="Filetypes.2">
          <table:table-cell table:style-name="Filetypes.A2" table:number-rows-spanned="4" office:value-type="string">
            <text:p text:style-name="P16">Organization</text:p>
          </table:table-cell>
          <table:table-cell table:style-name="Filetypes.B2" office:value-type="string">
            <text:p text:style-name="P12">Version control</text:p>
          </table:table-cell>
          <table:table-cell table:style-name="Filetypes.B2" office:value-type="string">
            <text:p text:style-name="P12">.git</text:p>
          </table:table-cell>
          <table:table-cell table:style-name="Filetypes.B2" office:value-type="string">
            <text:p text:style-name="P12">Git <text:span text:style-name="T9">2.19</text:span></text:p>
          </table:table-cell>
        </table:table-row>
        <table:table-row table:style-name="Filetypes.3">
          <table:covered-table-cell/>
          <table:table-cell table:style-name="Filetypes.B2" office:value-type="string">
            <text:p text:style-name="P17">Flowchart</text:p>
          </table:table-cell>
          <table:table-cell table:style-name="Filetypes.B2" office:value-type="string">
            <text:p text:style-name="P17">.xml</text:p>
          </table:table-cell>
          <table:table-cell table:style-name="Filetypes.B2" office:value-type="string">
            <text:p text:style-name="P18">Draw.io Desktop 8.8.0</text:p>
          </table:table-cell>
        </table:table-row>
        <table:table-row table:style-name="Filetypes.4">
          <table:covered-table-cell/>
          <table:table-cell table:style-name="Filetypes.B2" office:value-type="string">
            <text:p text:style-name="P12">Text document</text:p>
          </table:table-cell>
          <table:table-cell table:style-name="Filetypes.B2" office:value-type="string">
            <text:p text:style-name="P12">.odt</text:p>
          </table:table-cell>
          <table:table-cell table:style-name="Filetypes.B2" office:value-type="string">
            <text:p text:style-name="P12">LibreOffice 6.1.2</text:p>
          </table:table-cell>
        </table:table-row>
        <table:table-row table:style-name="Filetypes.5">
          <table:covered-table-cell/>
          <table:table-cell table:style-name="Filetypes.B2" office:value-type="string">
            <text:p text:style-name="P12">Document presentation</text:p>
          </table:table-cell>
          <table:table-cell table:style-name="Filetypes.B2" office:value-type="string">
            <text:p text:style-name="P12">.pdf</text:p>
          </table:table-cell>
          <table:table-cell table:style-name="Filetypes.B2" office:value-type="string">
            <text:p text:style-name="P12">Adobe Acrobat Reader DC 2019</text:p>
          </table:table-cell>
        </table:table-row>
        <table:table-row table:style-name="Filetypes.6">
          <table:table-cell table:style-name="Filetypes.A2" table:number-rows-spanned="2" office:value-type="string">
            <text:p text:style-name="P19">Development</text:p>
          </table:table-cell>
          <table:table-cell table:style-name="Filetypes.B2" office:value-type="string">
            <text:p text:style-name="P12">C# project</text:p>
          </table:table-cell>
          <table:table-cell table:style-name="Filetypes.B2" office:value-type="string">
            <text:p text:style-name="P12">.sln</text:p>
          </table:table-cell>
          <table:table-cell table:style-name="Filetypes.B2" office:value-type="string">
            <text:p text:style-name="P12">Visual Studio 2017</text:p>
          </table:table-cell>
        </table:table-row>
        <table:table-row table:style-name="Filetypes.6">
          <table:covered-table-cell/>
          <table:table-cell table:style-name="Filetypes.B2" office:value-type="string">
            <text:p text:style-name="P12">Unity project</text:p>
          </table:table-cell>
          <table:table-cell table:style-name="Filetypes.B2" office:value-type="string">
            <text:p text:style-name="P12">.unity</text:p>
          </table:table-cell>
          <table:table-cell table:style-name="Filetypes.B2" office:value-type="string">
            <text:p text:style-name="P12">Unity 2018.2</text:p>
          </table:table-cell>
        </table:table-row>
        <table:table-row table:style-name="Filetypes.8">
          <table:table-cell table:style-name="Filetypes.A2" table:number-rows-spanned="4" office:value-type="string">
            <text:p text:style-name="P10">Asset editing</text:p>
          </table:table-cell>
          <table:table-cell table:style-name="Filetypes.B2" office:value-type="string">
            <text:p text:style-name="P20">Raster image</text:p>
          </table:table-cell>
          <table:table-cell table:style-name="Filetypes.B2" office:value-type="string">
            <text:p text:style-name="P12">.<text:span text:style-name="T6">png</text:span>; .<text:span text:style-name="T6">jpg; .tiff</text:span></text:p>
          </table:table-cell>
          <table:table-cell table:style-name="Filetypes.B2" office:value-type="string">
            <text:p text:style-name="P12">GIMP 2.10</text:p>
          </table:table-cell>
        </table:table-row>
        <table:table-row table:style-name="Filetypes.9">
          <table:covered-table-cell/>
          <table:table-cell table:style-name="Filetypes.B2" office:value-type="string">
            <text:p text:style-name="P20">Vector image</text:p>
          </table:table-cell>
          <table:table-cell table:style-name="Filetypes.B2" office:value-type="string">
            <text:p text:style-name="P12">.<text:span text:style-name="T7">svg</text:span></text:p>
          </table:table-cell>
          <table:table-cell table:style-name="Filetypes.B2" office:value-type="string">
            <text:p text:style-name="P12">Inkscape 0.91</text:p>
          </table:table-cell>
        </table:table-row>
        <table:table-row table:style-name="Filetypes.10">
          <table:covered-table-cell/>
          <table:table-cell table:style-name="Filetypes.B2" office:value-type="string">
            <text:p text:style-name="P20">3D models</text:p>
          </table:table-cell>
          <table:table-cell table:style-name="Filetypes.B2" office:value-type="string">
            <text:p text:style-name="P12">.blend; .fbx</text:p>
          </table:table-cell>
          <table:table-cell table:style-name="Filetypes.B2" office:value-type="string">
            <text:p text:style-name="P12">Blender 2.79</text:p>
          </table:table-cell>
        </table:table-row>
        <table:table-row table:style-name="Filetypes.11">
          <table:covered-table-cell/>
          <table:table-cell table:style-name="Filetypes.B2" office:value-type="string">
            <text:p text:style-name="P23">Music and sounds</text:p>
          </table:table-cell>
          <table:table-cell table:style-name="Filetypes.B2" office:value-type="string">
            <text:p text:style-name="P12">.<text:span text:style-name="T16">mp3</text:span></text:p>
          </table:table-cell>
          <table:table-cell table:style-name="Filetypes.B2" office:value-type="string">
            <text:p text:style-name="P12">FL Studio <text:span text:style-name="T16">20</text:span></text:p>
          </table:table-cell>
        </table:table-row>
        <table:table-row table:style-name="Filetypes.6">
          <table:table-cell table:style-name="Filetypes.A2" office:value-type="string">
            <text:p text:style-name="P6">General editing</text:p>
          </table:table-cell>
          <table:table-cell table:style-name="Filetypes.B2" office:value-type="string">
            <text:p text:style-name="P20">Other text file</text:p>
          </table:table-cell>
          <table:table-cell table:style-name="Filetypes.B2" office:value-type="string">
            <text:p text:style-name="P12"/>
          </table:table-cell>
          <table:table-cell table:style-name="Filetypes.B2" office:value-type="string">
            <text:p text:style-name="P12">Notepad++ 7.5.9</text:p>
          </table:table-cell>
        </table:table-row>
        <table:table-row table:style-name="Filetypes.13">
          <table:table-cell table:style-name="Filetypes.A2" table:number-rows-spanned="2" office:value-type="string">
            <text:p text:style-name="P80">Prototyping</text:p>
          </table:table-cell>
          <table:table-cell table:style-name="Filetypes.B2" office:value-type="string">
            <text:p text:style-name="P70">Level prototype</text:p>
          </table:table-cell>
          <table:table-cell table:style-name="Filetypes.B2" office:value-type="string">
            <text:p text:style-name="P12">.<text:span text:style-name="T42">erf</text:span></text:p>
          </table:table-cell>
          <table:table-cell table:style-name="Filetypes.B2" office:value-type="string">
            <text:p text:style-name="P12">Aurora Tool<text:span text:style-name="T42">s</text:span>et</text:p>
          </table:table-cell>
        </table:table-row>
        <table:table-row table:style-name="Filetypes.13">
          <table:covered-table-cell/>
          <table:table-cell table:style-name="Filetypes.B2" office:value-type="string">
            <text:p text:style-name="P71">Tiled map</text:p>
          </table:table-cell>
          <table:table-cell table:style-name="Filetypes.B2" office:value-type="string">
            <text:p text:style-name="P12">.<text:span text:style-name="T43">tmx</text:span></text:p>
          </table:table-cell>
          <table:table-cell table:style-name="Filetypes.B2" office:value-type="string">
            <text:p text:style-name="P71">Tiled 1.2.0</text:p>
          </table:table-cell>
        </table:table-row>
      </table:table>
      <text:p text:style-name="P32">Some file types have specific formats:</text:p>
      <table:table table:name="Formats" table:style-name="Formats" table:template-name="Team7">
        <table:table-column table:style-name="Formats.A"/>
        <table:table-column table:style-name="Formats.B"/>
        <table:table-column table:style-name="Formats.A"/>
        <table:table-column table:style-name="Formats.D"/>
        <table:table-row table:style-name="Formats.1">
          <table:table-cell table:style-name="Formats.A1" office:value-type="string">
            <text:p text:style-name="P11">Group</text:p>
          </table:table-cell>
          <table:table-cell table:style-name="Formats.B1" office:value-type="string">
            <text:p text:style-name="P13">File type</text:p>
          </table:table-cell>
          <table:table-cell table:style-name="Formats.B1" office:value-type="string">
            <text:p text:style-name="P13">Extension</text:p>
          </table:table-cell>
          <table:table-cell table:style-name="Formats.B1" office:value-type="string">
            <text:p text:style-name="P22">Format</text:p>
          </table:table-cell>
        </table:table-row>
        <table:table-row table:style-name="Formats.2">
          <table:table-cell table:style-name="Formats.A2" table:number-rows-spanned="3" office:value-type="string">
            <text:p text:style-name="P11">Asset editing</text:p>
          </table:table-cell>
          <table:table-cell table:style-name="Formats.B2" office:value-type="string">
            <text:p text:style-name="P21">Raster image</text:p>
          </table:table-cell>
          <table:table-cell table:style-name="Formats.B2" office:value-type="string">
            <text:p text:style-name="P13">.<text:span text:style-name="T6">png</text:span>; .<text:span text:style-name="T6">jpg; .tiff</text:span></text:p>
          </table:table-cell>
          <table:table-cell table:style-name="Formats.B2" office:value-type="string">
            <text:p text:style-name="P22"><text:span text:style-name="T41">32px; </text:span>256px; 512px; 800×600px</text:p>
          </table:table-cell>
        </table:table-row>
        <table:table-row table:style-name="Formats.3">
          <table:covered-table-cell/>
          <table:table-cell table:style-name="Formats.B2" office:value-type="string">
            <text:p text:style-name="P69">Vector image</text:p>
          </table:table-cell>
          <table:table-cell table:style-name="Formats.B2" office:value-type="string">
            <text:p text:style-name="P13">.<text:span text:style-name="T37">svg</text:span></text:p>
          </table:table-cell>
          <table:table-cell table:style-name="Formats.B2" office:value-type="string">
            <text:p text:style-name="P68"><text:span text:style-name="T37">2000</text:span>×<text:span text:style-name="T37">2000</text:span></text:p>
          </table:table-cell>
        </table:table-row>
        <table:table-row table:style-name="Formats.4">
          <table:covered-table-cell/>
          <table:table-cell table:style-name="Formats.B2" office:value-type="string">
            <text:p text:style-name="P24">Music and sounds</text:p>
          </table:table-cell>
          <table:table-cell table:style-name="Formats.B2" office:value-type="string">
            <text:p text:style-name="P13">.<text:span text:style-name="T17">mp3</text:span></text:p>
          </table:table-cell>
          <table:table-cell table:style-name="Formats.B2" office:value-type="string">
            <text:p text:style-name="P13">320 kbps</text:p>
          </table:table-cell>
        </table:table-row>
      </table:table>
      <text:p text:style-name="Standard"/>
      <text:h text:style-name="P40" text:outline-level="1"><text:bookmark-start text:name="__RefHeading___Toc487_337111748"/><text:span text:style-name="T36">Version control</text:span><text:bookmark-end text:name="__RefHeading___Toc487_337111748"/></text:h>
      <text:p text:style-name="P28">The web-based hosting service for version control that we use is GitHub Inc.:</text:p>
      <text:p text:style-name="Standard"><text:span text:style-name="T4">U</text:span>rl:</text:p>
      <text:list xml:id="list2622557024" text:style-name="L7">
        <text:list-item>
          <text:p text:style-name="P77">https://github.com/mikymaione/Howl-s-Moving-Castle-another-door</text:p>
        </text:list-item>
      </text:list>
      <text:p text:style-name="Standard">Administrator:</text:p>
      <text:list xml:id="list968235577" text:style-name="L8">
        <text:list-item>
          <text:p text:style-name="P78">Michele Maio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99cm" fo:margin-bottom="0.101cm" loext:contextual-spacing="false" fo:line-height="115%" fo:text-align="justify" style:justify-single-word="false" fo:text-indent="0cm" style:auto-text-indent="false" style:page-number="auto" style:snap-to-layout-grid="true">
        <style:tab-stops/>
        <style:drop-cap style:lines="2"/>
      </style:paragraph-properties>
    </style:style>
    <style:style style:name="List" style:family="paragraph" style:parent-style-name="Text_20_body" style:class="list" style:master-page-name="">
      <style:paragraph-properties fo:margin-left="0cm" fo:margin-right="0cm" fo:margin-top="0cm" fo:margin-bottom="0.25cm" loext:contextual-spacing="false" fo:text-align="justify" style:justify-single-word="false" fo:text-indent="0cm" style:auto-text-indent="false" style:page-number="auto">
        <style:tab-stops/>
        <style:drop-cap/>
      </style:paragraph-properties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cm" loext:contextual-spacing="false" fo:text-indent="0cm" style:auto-text-indent="false"/>
      <style:text-properties fo:color="#faa61a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ce" style:family="paragraph" style:parent-style-name="Standard" style:master-page-name="">
      <style:paragraph-properties fo:margin-left="0cm" fo:margin-right="0cm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font-size="11pt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eam7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Alt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table:table-template table:name="Team7" table:first-row-end-column="row" table:first-row-start-column="row" table:last-row-end-column="row" table:last-row-start-column="row">
      <table:first-row table:style-name="Team7.1"/>
      <table:last-row table:style-name="Team7.2"/>
      <table:first-column table:style-name="Team7.3"/>
      <table:last-column table:style-name="Team7.4"/>
      <table:body table:style-name="Team7.9"/>
      <table:even-rows table:style-name="Team7.5"/>
      <table:odd-rows table:style-name="Team7.6"/>
      <table:even-columns table:style-name="Team7.7"/>
      <table:odd-columns table:style-name="Team7.8"/>
      <table:background table:style-name="Team7.10"/>
      <loext:first-row-even-column table:style-name="Team7.15"/>
      <loext:last-row-even-column table:style-name="Team7.16"/>
      <loext:first-row-end-column table:style-name="Team7.12"/>
      <loext:first-row-start-column table:style-name="Team7.11"/>
      <loext:last-row-end-column table:style-name="Team7.14"/>
      <loext:last-row-start-column table:style-name="Team7.13"/>
    </table:table-template>
    <table:table-template table:name="Team7Alt" table:first-row-end-column="row" table:first-row-start-column="row" table:last-row-end-column="row" table:last-row-start-column="row">
      <table:first-row table:style-name="Team7Alt.1"/>
      <table:last-row table:style-name="Team7Alt.2"/>
      <table:first-column table:style-name="Team7Alt.3"/>
      <table:last-column table:style-name="Team7Alt.4"/>
      <table:body table:style-name="Team7Alt.9"/>
      <table:even-rows table:style-name="Team7Alt.5"/>
      <table:odd-rows table:style-name="Team7Alt.6"/>
      <table:even-columns table:style-name="Team7Alt.7"/>
      <table:odd-columns table:style-name="Team7Alt.8"/>
      <table:background table:style-name="Team7Alt.10"/>
      <loext:first-row-even-column table:style-name="Team7Alt.15"/>
      <loext:last-row-even-column table:style-name="Team7Alt.16"/>
      <loext:first-row-end-column table:style-name="Team7Alt.12"/>
      <loext:first-row-start-column table:style-name="Team7Alt.11"/>
      <loext:last-row-end-column table:style-name="Team7Alt.14"/>
      <loext:last-row-start-column table:style-name="Team7Alt.13"/>
    </table:table-template>
  </office:styles>
  <office:automatic-styles>
    <style:style style:name="footer" style:family="table">
      <style:table-properties style:width="19.001cm" table:align="margins"/>
    </style:style>
    <style:style style:name="footer.A" style:family="table-column">
      <style:table-column-properties style:column-width="9.5cm" style:rel-column-width="32767*"/>
    </style:style>
    <style:style style:name="footer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officeooo:paragraph-rsid="01b65a18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officeooo:paragraph-rsid="01b65a1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footer" table:style-name="footer">
          <table:table-column table:style-name="footer.A" table:number-columns-repeated="2"/>
          <table:table-row>
            <table:table-cell table:style-name="footer.A1" office:value-type="string">
              <text:p text:style-name="MP1"><text:chapter text:display="name" text:outline-level="1">Version control</text:chapter></text:p>
            </table:table-cell>
            <table:table-cell table:style-name="footer.A1" office:value-type="string">
              <text:p text:style-name="MP2"><text:page-number text:select-page="current">5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15:46.809000000</meta:creation-date>
    <dc:date>2018-11-20T17:02:09.506000000</dc:date>
    <meta:editing-duration>PT11H15M31S</meta:editing-duration>
    <meta:editing-cycles>480</meta:editing-cycles>
    <meta:generator>LibreOffice/6.1.2.1$Windows_X86_64 LibreOffice_project/65905a128db06ba48db947242809d14d3f9a93fe</meta:generator>
    <dc:subject>Howl's Moving Castle: another door</dc:subject>
    <dc:title>Howl's Moving Castle: another door - guidelines</dc:title>
    <dc:creator>Michele Maione</dc:creator>
    <meta:document-statistic meta:table-count="8" meta:image-count="4" meta:object-count="0" meta:page-count="7" meta:paragraph-count="205" meta:word-count="665" meta:character-count="4597" meta:non-whitespace-character-count="3753"/>
  </office:meta>
</office:document-meta>
</file>